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rmality &amp; distribution properties</text:p>
          </table:table-cell>
          <table:table-cell office:value-type="string" calcext:value-type="string">
            <text:p>Anderson-Darling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piro-Wilk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ew statist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urtosis statis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oscedasticity</text:p>
          </table:table-cell>
          <table:table-cell office:value-type="string" calcext:value-type="string">
            <text:p>Breusch-Pagan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hite t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onarity</text:p>
          </table:table-cell>
          <table:table-cell office:value-type="string" calcext:value-type="string">
            <text:p>Augmented Dickey-Fuller t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pendency on Y</text:p>
          </table:table-cell>
          <table:table-cell office:value-type="string" calcext:value-type="string">
            <text:p>OLS [errors ~ Y] significance statist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LS [errors ~ Y] R2 statist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del [errors ~ Y] R2 statis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pendency internal</text:p>
          </table:table-cell>
          <table:table-cell office:value-type="string" calcext:value-type="string">
            <text:p>Ljung–Box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eusch–Godfrey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otstrapped Ljung–Box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otstrapped Breusch–Godfrey t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to Y</text:p>
          </table:table-cell>
          <table:table-cell office:value-type="string" calcext:value-type="string">
            <text:p>Kolmogorov-Smirnov statist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ullback-Leibler statis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asures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 Adjust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M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MAPE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ttps://online.stat.psu.edu/stat800/lesson/4/4.4/4.4.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ttps://www.qualtrics.com/support/stats-iq/analyses/regression-guides/interpreting-residual-plots-improve-regression/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ttps://www.hindawi.com/journals/jmath/2013/848271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1:27:05.469000000</meta:creation-date>
    <meta:generator>LibreOffice/7.3.3.2$Windows_X86_64 LibreOffice_project/d1d0ea68f081ee2800a922cac8f79445e4603348</meta:generator>
    <dc:date>2022-06-07T14:15:28.414000000</dc:date>
    <meta:editing-duration>PT1H6M53S</meta:editing-duration>
    <meta:editing-cycles>4</meta:editing-cycles>
    <meta:document-statistic meta:table-count="1" meta:cell-count="30" meta:object-count="0"/>
  </office:meta>
</office:document-meta>
</file>